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467e" officeooo:paragraph-rsid="000a467e"/>
    </style:style>
    <style:style style:name="P2" style:family="paragraph" style:parent-style-name="Standard">
      <style:text-properties officeooo:rsid="000b0336" officeooo:paragraph-rsid="000b0336"/>
    </style:style>
    <style:style style:name="P3" style:family="paragraph" style:parent-style-name="Standard">
      <style:text-properties officeooo:rsid="000c7ada" officeooo:paragraph-rsid="000c7ada"/>
    </style:style>
    <style:style style:name="P4" style:family="paragraph" style:parent-style-name="Standard">
      <style:text-properties officeooo:rsid="000d8948" officeooo:paragraph-rsid="000d8948"/>
    </style:style>
    <style:style style:name="P5" style:family="paragraph" style:parent-style-name="Text_20_body">
      <style:text-properties officeooo:rsid="000e1756" officeooo:paragraph-rsid="000e1756"/>
    </style:style>
    <style:style style:name="P6" style:family="paragraph" style:parent-style-name="Text_20_body">
      <style:text-properties officeooo:rsid="000e1ae9" officeooo:paragraph-rsid="000e1ae9"/>
    </style:style>
    <style:style style:name="P7" style:family="paragraph" style:parent-style-name="Text_20_body">
      <style:text-properties officeooo:rsid="00101c97" officeooo:paragraph-rsid="00101c97"/>
    </style:style>
    <style:style style:name="P8" style:family="paragraph" style:parent-style-name="Text_20_body">
      <style:text-properties officeooo:rsid="00124980" officeooo:paragraph-rsid="00124980"/>
    </style:style>
    <style:style style:name="T1" style:family="text">
      <style:text-properties officeooo:rsid="000e1ae9"/>
    </style:style>
    <style:style style:name="T2" style:family="text">
      <style:text-properties officeooo:rsid="000e38ff"/>
    </style:style>
    <style:style style:name="T3" style:family="text">
      <style:text-properties officeooo:rsid="00124980"/>
    </style:style>
    <style:style style:name="T4" style:family="text">
      <style:text-properties officeooo:rsid="001438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hapitre I – L’informatique et les contrats</text:h>
      <text:p text:style-name="P1"/>
      <text:h text:style-name="Heading_20_3" text:outline-level="3">Qu’est-ce qu’un contrat ?</text:h>
      <text:p text:style-name="P1">Engagement entre deux parties (personnes morales ou physiques). </text:p>
      <text:p text:style-name="P1">Un contrat n’est pas forcément écrit , il peut être oral. Un contrat existe à partir du moment ou existe un échange de consentement entre les personnes qui veulent s’engager. </text:p>
      <text:p text:style-name="P2">C’est au prestataire de cadrer la solution, sinon le client sera toujours gagnant en cas de litige, car il n’est pas spécialiste, contrairement au prestataire. </text:p>
      <text:p text:style-name="P3">Ainsi, l’informaticien va intervenir dans la description du contrat, et il doit être précis pour être bien protégé. </text:p>
      <text:p text:style-name="P3"/>
      <text:h text:style-name="Heading_20_3" text:outline-level="3">A- Les deux principes cardinaux</text:h>
      <text:p text:style-name="Heading">1- La bonne foi contractuelle</text:p>
      <text:p text:style-name="P4">Le matériel contractuel permet de sécuriser le paiement du client. Cela s’opère notamment en étant de bonne foi avec le client, c’est-à-dire en annonçant clairement la prestation qui va être faite. La bonne foi doit être présente lors de l’établissement du contrat et lors de la conception de la prestation. </text:p>
      <text:p text:style-name="Heading">2- La liberté contractuelle</text:p>
      <text:p text:style-name="P5">A partir du moment ou l’on est de bonne foi, on peut convenir avec son client de convenir de tout et n’importe quoi, à condition de ne pas violer une loi. </text:p>
      <text:h text:style-name="Heading_20_3" text:outline-level="3">B- <text:span text:style-name="T1">La formation du contrat</text:span></text:h>
      <text:p text:style-name="Heading">1- Les pourparlers</text:p>
      <text:p text:style-name="P6">Avant de rédiger un contrat, on commence par discuter avec le client/le fournisseur. <text:span text:style-name="T2">Cela permet de mettre en place des termes du futur contrat. Ils permettent de savoir, entre autre, si l’on a envie de passer contrat avec la personne. </text:span></text:p>
      <text:p text:style-name="P7">Il faut faire attention lors des pourparlers à bien rester de bonne foi, il faut annoncer au prestataire toutes ses arrières-pensées. En effet, dans le cas contraire, un prestataire peut être dédommagé du travail fournit, s’il peut prouver qu’il y a mauvaise foi. </text:p>
      <text:p text:style-name="Heading">2- <text:span text:style-name="T3">Réunir les conditions de formation des contrats</text:span></text:p>
      <text:p text:style-name="P8">Il faut réunir trois conditions :</text:p>
      <text:p text:style-name="P8"><text:tab/>-Un échange de consentement</text:p>
      <text:p text:style-name="P8"><text:tab/>-Les parties sont en capacité</text:p>
      <text:p text:style-name="P8"><text:tab/>-l’objet du contrat est licite et certain</text:p>
      <text:p text:style-name="Heading"><text:soft-page-break/>a- L’échange de consentement</text:p>
      <text:p text:style-name="P8">Offre et acceptation : échange de consentement. Pour que cet échange ait lieu, l’offre doit avoir certaines caractéristiques <text:span text:style-name="T4">minimales.<text:line-break/>L’objet doit être déterminé, ainsi que le prix et la nature de l’opératio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14:29:42.871385249</meta:creation-date>
    <meta:generator>LibreOffice/5.2.7.2$Linux_X86_64 LibreOffice_project/20m0$Build-2</meta:generator>
    <dc:date>2019-11-19T15:31:36.524507131</dc:date>
    <meta:editing-duration>PT31M10S</meta:editing-duration>
    <meta:editing-cycles>8</meta:editing-cycles>
    <meta:document-statistic meta:table-count="0" meta:image-count="0" meta:object-count="0" meta:page-count="2" meta:paragraph-count="22" meta:word-count="343" meta:character-count="2100" meta:non-whitespace-character-count="1766"/>
  </office:meta>
</office:document-meta>
</file>